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6" style:family="graphic" style:parent-style-name="standard">
      <style:graphic-properties draw:stroke="none" svg:stroke-color="#000000" draw:fill="solid" draw:fill-color="#f3f3f3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67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1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0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37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99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05cm" fo:min-width="1.3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78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5cm" fo:min-width="1.16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08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0.976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49cm" fo:min-width="1.355cm" fo:padding-top="0cm" fo:padding-bottom="0cm" fo:padding-left="0cm" fo:padding-right="0cm"/>
    </style:style>
    <style:style style:name="gr20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23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24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25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P1" style:family="paragraph">
      <loext:graphic-properties draw:fill="solid" draw:fill-color="#ffffff" draw:opacity="0%"/>
      <style:text-properties fo:color="#000000" style:font-name="Arial2" fo:font-size="6pt" fo:text-shadow="none" fo:font-weight="normal"/>
    </style:style>
    <style:style style:name="P2" style:family="paragraph">
      <loext:graphic-properties draw:fill="solid" draw:fill-color="#666666"/>
      <style:text-properties fo:color="#000000" style:font-name="Arial2" fo:font-size="6pt" fo:text-shadow="none" fo:font-weight="normal"/>
    </style:style>
    <style:style style:name="P3" style:family="paragraph">
      <loext:graphic-properties draw:fill="solid" draw:fill-color="#b7b7b7"/>
      <style:text-properties fo:color="#000000" style:font-name="Arial2" fo:font-size="6pt" fo:text-shadow="none" fo:font-weight="normal"/>
    </style:style>
    <style:style style:name="P4" style:family="paragraph">
      <loext:graphic-properties draw:fill="solid" draw:fill-color="#999999"/>
      <style:text-properties fo:color="#000000" style:font-name="Arial2" fo:font-size="6pt" fo:text-shadow="none" fo:font-weight="normal"/>
    </style:style>
    <style:style style:name="P5" style:family="paragraph">
      <loext:graphic-properties draw:fill="solid" draw:fill-color="#d9d9d9"/>
      <style:text-properties fo:color="#000000" style:font-name="Arial2" fo:font-size="6pt" fo:text-shadow="none" fo:font-weight="normal"/>
    </style:style>
    <style:style style:name="P6" style:family="paragraph">
      <loext:graphic-properties draw:fill="solid" draw:fill-color="#f3f3f3"/>
      <style:text-properties fo:color="#000000" style:font-name="Arial2" fo:font-size="6pt" fo:text-shadow="none" fo:font-weight="normal"/>
    </style:style>
    <style:style style:name="P7" style:family="paragraph">
      <loext:graphic-properties draw:fill="none"/>
      <style:text-properties fo:color="#000000" style:font-name="Arial2" fo:font-size="6pt" fo:text-shadow="none" fo:font-weight="normal"/>
    </style:style>
    <style:style style:name="P8" style:family="paragraph">
      <style:paragraph-properties fo:text-align="start" style:writing-mode="lr-tb"/>
      <style:text-properties fo:color="#000000" style:font-name="Arial2" fo:font-size="6pt" fo:text-shadow="none" fo:font-weight="normal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Arial2" fo:font-size="6pt" fo:text-shadow="none" fo:font-weight="normal" style:font-size-asian="12pt" style:font-size-complex="12pt"/>
    </style:style>
    <style:style style:name="P10" style:family="paragraph">
      <loext:graphic-properties draw:fill="solid" draw:fill-color="#9e9e9e"/>
      <style:text-properties fo:color="#000000" style:font-name="Arial2" fo:font-size="6pt" fo:text-shadow="none" fo:font-weight="normal"/>
    </style:style>
    <style:style style:name="P11" style:family="paragraph">
      <style:paragraph-properties fo:text-align="start" style:writing-mode="lr-tb"/>
      <style:text-properties fo:color="#000000" style:font-name="Arial2" fo:font-size="6pt" fo:text-shadow="none"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Arial2" fo:font-size="6pt" fo:text-shadow="none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 style:writing-mode="lr-tb"/>
      <style:text-properties fo:color="#000000" style:font-name="Arial2" fo:font-size="8pt" fo:text-shadow="none" fo:font-weight="normal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fo:color="#000000" style:font-name="Arial2" fo:font-size="8pt" fo:text-shadow="none" fo:font-weight="normal" style:font-size-asian="8pt" style:font-size-complex="8pt"/>
    </style:style>
    <style:style style:name="P15" style:family="paragraph">
      <loext:graphic-properties draw:fill="solid" draw:fill-color="#ffffff" draw:opacity="0%"/>
      <style:text-properties style:font-name="Arial2" fo:font-size="6pt"/>
    </style:style>
    <style:style style:name="P16" style:family="paragraph">
      <loext:graphic-properties draw:fill="solid" draw:fill-color="#666666"/>
      <style:text-properties style:font-name="Arial2" fo:font-size="6pt"/>
    </style:style>
    <style:style style:name="P17" style:family="paragraph">
      <loext:graphic-properties draw:fill="solid" draw:fill-color="#b7b7b7"/>
      <style:text-properties style:font-name="Arial2" fo:font-size="6pt"/>
    </style:style>
    <style:style style:name="P18" style:family="paragraph">
      <loext:graphic-properties draw:fill="solid" draw:fill-color="#999999"/>
      <style:text-properties style:font-name="Arial2" fo:font-size="6pt"/>
    </style:style>
    <style:style style:name="P19" style:family="paragraph">
      <loext:graphic-properties draw:fill="solid" draw:fill-color="#d9d9d9"/>
      <style:text-properties style:font-name="Arial2" fo:font-size="6pt"/>
    </style:style>
    <style:style style:name="P20" style:family="paragraph">
      <loext:graphic-properties draw:fill="solid" draw:fill-color="#f3f3f3"/>
      <style:text-properties style:font-name="Arial2" fo:font-size="6pt"/>
    </style:style>
    <style:style style:name="P21" style:family="paragraph">
      <loext:graphic-properties draw:fill="none"/>
      <style:text-properties style:font-name="Arial2" fo:font-size="6pt"/>
    </style:style>
    <style:style style:name="P22" style:family="paragraph">
      <loext:graphic-properties draw:fill="solid" draw:fill-color="#666666"/>
    </style:style>
    <style:style style:name="P23" style:family="paragraph">
      <loext:graphic-properties draw:fill="solid" draw:fill-color="#b7b7b7"/>
    </style:style>
    <style:style style:name="P24" style:family="paragraph">
      <loext:graphic-properties draw:fill="solid" draw:fill-color="#999999"/>
    </style:style>
    <style:style style:name="P25" style:family="paragraph">
      <loext:graphic-properties draw:fill="solid" draw:fill-color="#d9d9d9"/>
    </style:style>
    <style:style style:name="P26" style:family="paragraph">
      <loext:graphic-properties draw:fill="solid" draw:fill-color="#f3f3f3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9e9e9e"/>
    </style:style>
    <style:style style:name="T1" style:family="text">
      <style:text-properties style:font-size-asian="12pt" style:font-name-complex="Arial1" style:font-size-complex="12pt"/>
    </style:style>
    <style:style style:name="T2" style:family="text">
      <style:text-properties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591cm" svg:height="2.839cm" svg:x="0cm" svg:y="1.236cm" svg:viewBox="0 0 3592 2840" draw:points="0,0 3592,0 3592,2840 0,2840">
          <text:p/>
        </draw:polygon>
        <draw:path draw:style-name="gr2" draw:text-style-name="P2" draw:layer="layout" svg:width="0.184cm" svg:height="1.277cm" svg:x="1.796cm" svg:y="1.378cm" svg:viewBox="0 0 185 1278" svg:d="M0 0c62 0 124 5 185 13l-185 1265z">
          <text:p/>
        </draw:path>
        <draw:path draw:style-name="gr3" draw:text-style-name="P3" draw:layer="layout" svg:width="0.506cm" svg:height="1.264cm" svg:x="1.796cm" svg:y="1.391cm" svg:viewBox="0 0 507 1265" svg:d="M185 0c111 16 219 47 322 92l-507 1173z">
          <text:p/>
        </draw:path>
        <draw:path draw:style-name="gr4" draw:text-style-name="P4" draw:layer="layout" svg:width="0.645cm" svg:height="1.172cm" svg:x="1.796cm" svg:y="1.483cm" svg:viewBox="0 0 646 1173" svg:d="M507 0c48 20 94 44 139 70l-646 1103z">
          <text:p/>
        </draw:path>
        <draw:path draw:style-name="gr2" draw:text-style-name="P2" draw:layer="layout" svg:width="0.714cm" svg:height="1.102cm" svg:x="1.796cm" svg:y="1.553cm" svg:viewBox="0 0 715 1103" svg:d="M646 0c23 14 46 28 69 43l-715 1060z">
          <text:p/>
        </draw:path>
        <draw:path draw:style-name="gr3" draw:text-style-name="P3" draw:layer="layout" svg:width="1.105cm" svg:height="1.059cm" svg:x="1.796cm" svg:y="1.597cm" svg:viewBox="0 0 1106 1060" svg:d="M715 0c160 108 294 252 391 419l-1106 641z">
          <text:p/>
        </draw:path>
        <draw:path draw:style-name="gr5" draw:text-style-name="P5" draw:layer="layout" svg:width="0.615cm" svg:height="1.277cm" svg:x="1.18cm" svg:y="1.378cm" svg:viewBox="0 0 616 1278" svg:d="M0 158c189-104 400-158 616-158v1278z">
          <text:p/>
        </draw:path>
        <draw:path draw:style-name="gr6" draw:text-style-name="P6" draw:layer="layout" svg:width="2.556cm" svg:height="2.398cm" svg:x="0.518cm" svg:y="1.536cm" svg:viewBox="0 0 2557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1.796cm" svg:y="1.378cm" svg:viewBox="0 0 185 1278" svg:d="M0 1278v-1278c62 0 124 5 185 13">
          <text:p/>
        </draw:path>
        <draw:path draw:style-name="gr7" draw:text-style-name="P7" draw:layer="layout" svg:width="0.506cm" svg:height="1.264cm" svg:x="1.796cm" svg:y="1.391cm" svg:viewBox="0 0 507 1265" svg:d="M0 1265l185-1265c111 16 219 47 322 92">
          <text:p/>
        </draw:path>
        <draw:path draw:style-name="gr7" draw:text-style-name="P7" draw:layer="layout" svg:width="0.645cm" svg:height="1.172cm" svg:x="1.796cm" svg:y="1.483cm" svg:viewBox="0 0 646 1173" svg:d="M0 1173l507-1173c48 20 94 44 139 70">
          <text:p/>
        </draw:path>
        <draw:path draw:style-name="gr7" draw:text-style-name="P7" draw:layer="layout" svg:width="0.714cm" svg:height="1.102cm" svg:x="1.796cm" svg:y="1.553cm" svg:viewBox="0 0 715 1103" svg:d="M0 1103l646-1103c23 14 46 28 69 43">
          <text:p/>
        </draw:path>
        <draw:path draw:style-name="gr7" draw:text-style-name="P7" draw:layer="layout" svg:width="1.105cm" svg:height="1.059cm" svg:x="1.796cm" svg:y="1.597cm" svg:viewBox="0 0 1106 1060" svg:d="M0 1060l715-1060c160 108 294 252 391 419">
          <text:p/>
        </draw:path>
        <draw:path draw:style-name="gr7" draw:text-style-name="P7" draw:layer="layout" svg:width="2.556cm" svg:height="2.398cm" svg:x="0.518cm" svg:y="1.536cm" svg:viewBox="0 0 2557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1.18cm" svg:y="1.378cm" svg:viewBox="0 0 616 1278" svg:d="M616 1278l-616-1120c189-104 400-158 616-158">
          <text:p/>
        </draw:path>
        <draw:frame draw:style-name="gr8" draw:text-style-name="P9" draw:layer="layout" svg:width="0.815cm" svg:height="0.239cm" svg:x="0.142cm" svg:y="1.238cm">
          <draw:text-box>
            <text:p text:style-name="P8"><text:span text:style-name="T1">P</text:span><text:span text:style-name="T1">L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/text:p>
          </draw:text-box>
        </draw:frame>
        <draw:polyline draw:style-name="gr9" draw:text-style-name="P7" draw:layer="layout" svg:width="1.351cm" svg:height="0cm" svg:x="0.142cm" svg:y="1.48cm" svg:viewBox="0 0 1352 0" draw:points="0,0 339,0 1352,0">
          <text:p/>
        </draw:polyline>
        <draw:path draw:style-name="gr10" draw:text-style-name="P10" draw:layer="layout" svg:width="0.024cm" svg:height="0.024cm" svg:x="1.482cm" svg:y="1.468cm" svg:viewBox="0 0 25 25" svg:d="M25 12c0-6-6-12-13-12-6 0-12 6-12 12 0 7 6 13 12 13 7 0 13-6 13-13z">
          <text:p/>
        </draw:path>
        <draw:frame draw:style-name="gr11" draw:text-style-name="P12" draw:layer="layout" svg:width="0.485cm" svg:height="0.239cm" svg:x="0.142cm" svg:y="1.539cm">
          <draw:text-box>
            <text:p text:style-name="P11"><text:span text:style-name="T2">8.0%</text:span></text:p>
          </draw:text-box>
        </draw:frame>
        <draw:frame draw:style-name="gr12" draw:text-style-name="P9" draw:layer="layout" svg:width="0.447cm" svg:height="0.239cm" svg:x="0.142cm" svg:y="3.5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42cm" svg:y="3.826cm" svg:viewBox="0 0 1328 0" draw:points="0,0 339,0 1328,0">
          <text:p/>
        </draw:polyline>
        <draw:path draw:style-name="gr10" draw:text-style-name="P10" draw:layer="layout" svg:width="0.024cm" svg:height="0.024cm" svg:x="1.458cm" svg:y="3.814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0.142cm" svg:y="3.885cm">
          <draw:text-box>
            <text:p text:style-name="P11"><text:span text:style-name="T2">75.4%</text:span></text:p>
          </draw:text-box>
        </draw:frame>
        <draw:frame draw:style-name="gr14" draw:text-style-name="P9" draw:layer="layout" svg:width="1.32cm" svg:height="0.305cm" svg:x="0.127cm" svg:y="0.735cm">
          <draw:text-box>
            <text:p text:style-name="P8"><text:span text:style-name="T1">Clocks </text:span><text:span text:style-name="T2">2.3%</text:span></text:p>
          </draw:text-box>
        </draw:frame>
        <draw:polyline draw:style-name="gr9" draw:text-style-name="P7" draw:layer="layout" svg:width="0.486cm" svg:height="0.58cm" draw:transform="rotate (-3.14159265358979) translate (1.88411356617361cm 1.4423859951642cm)" svg:viewBox="0 0 487 581" draw:points="487,581 382,581 0,0">
          <text:p/>
        </draw:polyline>
        <draw:path draw:style-name="gr10" draw:text-style-name="P10" draw:layer="layout" svg:width="0.024cm" svg:height="0.024cm" svg:x="1.872cm" svg:y="1.433cm" svg:viewBox="0 0 25 25" svg:d="M25 12c0-7-6-12-13-12s-12 5-12 12 5 13 12 13 13-6 13-13z">
          <text:p/>
        </draw:path>
        <draw:frame draw:style-name="gr15" draw:text-style-name="P9" draw:layer="layout" svg:width="1.239cm" svg:height="0.239cm" svg:x="2.54cm" svg:y="0.75cm">
          <draw:text-box>
            <text:p text:style-name="P8"><text:span text:style-name="T1">Si</text:span><text:span text:style-name="T1">gn</text:span><text:span text:style-name="T1">als </text:span><text:span text:style-name="T2">4.2</text:span><text:span text:style-name="T2">%</text:span></text:p>
          </draw:text-box>
        </draw:frame>
        <draw:polyline draw:style-name="gr9" draw:text-style-name="P7" draw:layer="layout" svg:width="0.285cm" svg:height="0.626cm" draw:transform="rotate (-3.14159265358979) translate (2.41294019008981cm 1.48761908961669cm)" svg:viewBox="0 0 286 627" draw:points="0,627 73,627 286,0">
          <text:p/>
        </draw:polyline>
        <draw:path draw:style-name="gr10" draw:text-style-name="P10" draw:layer="layout" svg:width="0.024cm" svg:height="0.024cm" svg:x="2.115cm" svg:y="1.476cm" svg:viewBox="0 0 25 25" svg:d="M25 12c0-7-6-12-13-12-6 0-12 5-12 12s6 13 12 13c7 0 13-6 13-13z">
          <text:p/>
        </draw:path>
        <draw:frame draw:style-name="gr16" draw:text-style-name="P9" draw:layer="layout" svg:width="1.166cm" svg:height="0.315cm" svg:x="2.771cm" svg:y="1.116cm">
          <draw:text-box>
            <text:p text:style-name="P8"><text:span text:style-name="T1">Logic </text:span><text:span text:style-name="T2">1.9%</text:span></text:p>
          </draw:text-box>
        </draw:frame>
        <draw:polyline draw:style-name="gr9" draw:text-style-name="P7" draw:layer="layout" svg:width="0.322cm" svg:height="0.329cm" draw:transform="rotate (-3.14159265358979) translate (2.66691919944261cm 1.573063289153cm)" svg:viewBox="0 0 323 330" draw:points="0,330 99,330 323,0">
          <text:p/>
        </draw:polyline>
        <draw:path draw:style-name="gr10" draw:text-style-name="P10" draw:layer="layout" svg:width="0.024cm" svg:height="0.024cm" svg:x="2.332cm" svg:y="1.561cm" svg:viewBox="0 0 25 25" svg:d="M25 12c0-6-6-12-13-12-6 0-12 6-12 12 0 7 6 13 12 13 7 0 13-6 13-13z">
          <text:p/>
        </draw:path>
        <draw:frame draw:style-name="gr17" draw:text-style-name="P9" draw:layer="layout" svg:width="1.154cm" svg:height="0.239cm" svg:x="2.964cm" svg:y="1.512cm">
          <draw:text-box>
            <text:p text:style-name="P8"><text:span text:style-name="T1">BR</text:span><text:span text:style-name="T1">AM </text:span><text:span text:style-name="T2">1.0</text:span><text:span text:style-name="T2">%</text:span></text:p>
          </draw:text-box>
        </draw:frame>
        <draw:polyline draw:style-name="gr9" draw:text-style-name="P7" draw:layer="layout" svg:width="0.732cm" svg:height="0.126cm" draw:transform="rotate (-3.14159265358979) translate (3.17479880814082cm 1.62395837969371cm)" svg:viewBox="0 0 733 127" draw:points="0,127 247,127 733,0">
          <text:p/>
        </draw:polyline>
        <draw:path draw:style-name="gr10" draw:text-style-name="P10" draw:layer="layout" svg:width="0.024cm" svg:height="0.024cm" svg:x="2.43cm" svg:y="1.616cm" svg:viewBox="0 0 25 25" svg:d="M25 12c0-6-6-12-13-12s-12 6-12 12c0 7 5 13 12 13s13-6 13-13z">
          <text:p/>
        </draw:path>
        <draw:frame draw:style-name="gr18" draw:text-style-name="P9" draw:layer="layout" svg:width="0.976cm" svg:height="0.257cm" svg:x="3.097cm" svg:y="2.137cm">
          <draw:text-box>
            <text:p text:style-name="P8"><text:span text:style-name="T1">DSP </text:span><text:span text:style-name="T2">7.2%</text:span></text:p>
          </draw:text-box>
        </draw:frame>
        <draw:polyline draw:style-name="gr9" draw:text-style-name="P7" draw:layer="layout" svg:width="0.491cm" svg:height="0.357cm" svg:x="2.683cm" svg:y="2.028cm" svg:viewBox="0 0 492 358" draw:points="492,358 274,358 0,0">
          <text:p/>
        </draw:polyline>
        <draw:path draw:style-name="gr10" draw:text-style-name="P10" draw:layer="layout" svg:width="0.024cm" svg:height="0.024cm" svg:x="2.671cm" svg:y="2.015cm" svg:viewBox="0 0 25 25" svg:d="M25 12c0-6-6-12-13-12-6 0-12 6-12 12 0 7 6 13 12 13 7 0 13-6 13-13z">
          <text:p/>
        </draw:path>
        <draw:frame draw:style-name="gr19" draw:text-style-name="P14" draw:layer="layout" svg:width="1.733cm" svg:height="0.319cm" svg:x="0.142cm" svg:y="0.108cm">
          <draw:text-box>
            <text:p text:style-name="P13"><text:span text:style-name="T3">a) </text:span><text:span text:style-name="T3">Fix</text:span><text:span text:style-name="T3">ed-</text:span><text:span text:style-name="T3">poi</text:span><text:span text:style-name="T3">nt</text:span></text:p>
          </draw:text-box>
        </draw:frame>
        <draw:polygon draw:style-name="gr1" draw:text-style-name="P15" draw:layer="layout" svg:width="3.638cm" svg:height="2.877cm" svg:x="4.671cm" svg:y="1.202cm" svg:viewBox="0 0 3639 2878" draw:points="0,0 3639,0 3639,2878 0,2878">
          <text:p/>
        </draw:polygon>
        <draw:path draw:style-name="gr2" draw:text-style-name="P16" draw:layer="layout" svg:width="0.213cm" svg:height="1.294cm" svg:x="6.49cm" svg:y="1.346cm" svg:viewBox="0 0 214 1295" svg:d="M0 0c72 0 143 6 214 18l-214 1277z">
          <text:p/>
        </draw:path>
        <draw:path draw:style-name="gr3" draw:text-style-name="P17" draw:layer="layout" svg:width="0.384cm" svg:height="1.277cm" svg:x="6.49cm" svg:y="1.364cm" svg:viewBox="0 0 385 1278" svg:d="M214 0c58 10 115 23 171 41l-385 1237z">
          <text:p/>
        </draw:path>
        <draw:path draw:style-name="gr4" draw:text-style-name="P18" draw:layer="layout" svg:width="0.492cm" svg:height="1.236cm" svg:x="6.49cm" svg:y="1.405cm" svg:viewBox="0 0 493 1237" svg:d="M385 0c37 11 73 24 108 39l-493 1198z">
          <text:p/>
        </draw:path>
        <draw:path draw:style-name="gr2" draw:text-style-name="P16" draw:layer="layout" svg:width="0.549cm" svg:height="1.197cm" svg:x="6.49cm" svg:y="1.443cm" svg:viewBox="0 0 550 1198" svg:d="M493 0c19 8 38 16 57 25l-550 1173z">
          <text:p/>
        </draw:path>
        <draw:path draw:style-name="gr3" draw:text-style-name="P17" draw:layer="layout" svg:width="0.691cm" svg:height="1.172cm" svg:x="6.49cm" svg:y="1.468cm" svg:viewBox="0 0 692 1173" svg:d="M550 0c49 23 96 49 142 78l-692 1095z">
          <text:p/>
        </draw:path>
        <draw:path draw:style-name="gr5" draw:text-style-name="P19" draw:layer="layout" svg:width="0.675cm" svg:height="1.294cm" svg:x="5.815cm" svg:y="1.346cm" svg:viewBox="0 0 676 1295" svg:d="M0 190c203-124 437-190 676-190v1295z">
          <text:p/>
        </draw:path>
        <draw:path draw:style-name="gr6" draw:text-style-name="P20" draw:layer="layout" svg:width="2.589cm" svg:height="2.399cm" svg:x="5.196cm" svg:y="1.536cm" svg:viewBox="0 0 2590 2400" svg:d="M1987 10c489 309 714 905 551 1460s-674 934-1252 930c-579-4-1084-391-1239-949-154-557 79-1149 573-1451l675 1105z">
          <text:p/>
        </draw:path>
        <draw:path draw:style-name="gr7" draw:text-style-name="P21" draw:layer="layout" svg:width="0.213cm" svg:height="1.294cm" svg:x="6.49cm" svg:y="1.346cm" svg:viewBox="0 0 214 1295" svg:d="M0 1295v-1295c72 0 143 6 214 18">
          <text:p/>
        </draw:path>
        <draw:path draw:style-name="gr7" draw:text-style-name="P21" draw:layer="layout" svg:width="0.384cm" svg:height="1.277cm" svg:x="6.49cm" svg:y="1.364cm" svg:viewBox="0 0 385 1278" svg:d="M0 1278l214-1278c58 10 115 23 171 41">
          <text:p/>
        </draw:path>
        <draw:path draw:style-name="gr7" draw:text-style-name="P21" draw:layer="layout" svg:width="0.492cm" svg:height="1.236cm" svg:x="6.49cm" svg:y="1.405cm" svg:viewBox="0 0 493 1237" svg:d="M0 1237l385-1237c37 11 73 24 108 39">
          <text:p/>
        </draw:path>
        <draw:path draw:style-name="gr7" draw:text-style-name="P21" draw:layer="layout" svg:width="0.549cm" svg:height="1.197cm" svg:x="6.49cm" svg:y="1.443cm" svg:viewBox="0 0 550 1198" svg:d="M0 1198l493-1198c19 8 38 16 57 25">
          <text:p/>
        </draw:path>
        <draw:path draw:style-name="gr7" draw:text-style-name="P21" draw:layer="layout" svg:width="0.691cm" svg:height="1.172cm" svg:x="6.49cm" svg:y="1.468cm" svg:viewBox="0 0 692 1173" svg:d="M0 1173l550-1173c49 23 96 49 142 78">
          <text:p/>
        </draw:path>
        <draw:path draw:style-name="gr7" draw:text-style-name="P21" draw:layer="layout" svg:width="2.589cm" svg:height="2.399cm" svg:x="5.196cm" svg:y="1.536cm" svg:viewBox="0 0 2590 2400" svg:d="M1295 1105l692-1095c489 309 714 905 551 1460s-674 934-1252 930c-579-4-1084-391-1239-949-154-557 79-1149 573-1451">
          <text:p/>
        </draw:path>
        <draw:path draw:style-name="gr7" draw:text-style-name="P21" draw:layer="layout" svg:width="0.675cm" svg:height="1.294cm" svg:x="5.815cm" svg:y="1.346cm" svg:viewBox="0 0 676 1295" svg:d="M676 1295l-676-1105c203-124 437-190 676-190">
          <text:p/>
        </draw:path>
        <draw:polygon draw:style-name="gr1" draw:text-style-name="P1" draw:layer="layout" svg:width="3.591cm" svg:height="2.839cm" svg:x="4.711cm" svg:y="1.183cm" svg:viewBox="0 0 3592 2840" draw:points="0,0 3592,0 3592,2840 0,2840">
          <text:p/>
        </draw:polygon>
        <draw:frame draw:style-name="gr8" draw:text-style-name="P9" draw:layer="layout" svg:width="0.815cm" svg:height="0.239cm" svg:x="4.853cm" svg:y="1.185cm">
          <draw:text-box>
            <text:p text:style-name="P8"><text:span text:style-name="T1">P</text:span><text:span text:style-name="T1">L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/text:p>
          </draw:text-box>
        </draw:frame>
        <draw:polyline draw:style-name="gr9" draw:text-style-name="P7" draw:layer="layout" svg:width="1.351cm" svg:height="0cm" svg:x="4.853cm" svg:y="1.427cm" svg:viewBox="0 0 1352 0" draw:points="0,0 339,0 1352,0">
          <text:p/>
        </draw:polyline>
        <draw:frame draw:style-name="gr11" draw:text-style-name="P12" draw:layer="layout" svg:width="0.485cm" svg:height="0.239cm" svg:x="4.853cm" svg:y="1.486cm">
          <draw:text-box>
            <text:p text:style-name="P11"><text:span text:style-name="T2">8.7%</text:span></text:p>
          </draw:text-box>
        </draw:frame>
        <draw:frame draw:style-name="gr12" draw:text-style-name="P9" draw:layer="layout" svg:width="0.447cm" svg:height="0.239cm" svg:x="4.853cm" svg:y="3.5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853cm" svg:y="3.773cm" svg:viewBox="0 0 1328 0" draw:points="0,0 339,0 1328,0">
          <text:p/>
        </draw:polyline>
        <draw:path draw:style-name="gr10" draw:text-style-name="P10" draw:layer="layout" svg:width="0.024cm" svg:height="0.024cm" svg:x="6.169cm" svg:y="3.761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4.853cm" svg:y="3.832cm">
          <draw:text-box>
            <text:p text:style-name="P11"><text:span text:style-name="T2">82.3%</text:span></text:p>
          </draw:text-box>
        </draw:frame>
        <draw:frame draw:style-name="gr14" draw:text-style-name="P9" draw:layer="layout" svg:width="1.32cm" svg:height="0.305cm" svg:x="4.838cm" svg:y="0.682cm">
          <draw:text-box>
            <text:p text:style-name="P8"><text:span text:style-name="T1">Clocks </text:span><text:span text:style-name="T2">2.6%</text:span></text:p>
          </draw:text-box>
        </draw:frame>
        <draw:polyline draw:style-name="gr9" draw:text-style-name="P7" draw:layer="layout" svg:width="0.486cm" svg:height="0.58cm" draw:transform="rotate (-3.14159265358979) translate (6.59511356617361cm 1.3893859951642cm)" svg:viewBox="0 0 487 581" draw:points="487,581 382,581 0,0">
          <text:p/>
        </draw:polyline>
        <draw:frame draw:style-name="gr15" draw:text-style-name="P9" draw:layer="layout" svg:width="1.239cm" svg:height="0.239cm" svg:x="7.115cm" svg:y="0.697cm">
          <draw:text-box>
            <text:p text:style-name="P8"><text:span text:style-name="T1">Signals </text:span><text:span text:style-name="T2">2.2%</text:span></text:p>
          </draw:text-box>
        </draw:frame>
        <draw:polyline draw:style-name="gr9" draw:text-style-name="P7" draw:layer="layout" svg:width="0.285cm" svg:height="0.626cm" draw:transform="rotate (-3.14159265358979) translate (7.05194019008981cm 1.43461908961669cm)" svg:viewBox="0 0 286 627" draw:points="0,627 73,627 286,0">
          <text:p/>
        </draw:polyline>
        <draw:frame draw:style-name="gr16" draw:text-style-name="P9" draw:layer="layout" svg:width="1.166cm" svg:height="0.315cm" svg:x="7.282cm" svg:y="1.063cm">
          <draw:text-box>
            <text:p text:style-name="P8"><text:span text:style-name="T1">Logi</text:span><text:span text:style-name="T1">c </text:span><text:span text:style-name="T2">1.4%</text:span></text:p>
          </draw:text-box>
        </draw:frame>
        <draw:polyline draw:style-name="gr9" draw:text-style-name="P7" draw:layer="layout" svg:width="0.322cm" svg:height="0.329cm" draw:transform="rotate (-3.14159265358979) translate (7.21391919944261cm 1.520063289153cm)" svg:viewBox="0 0 323 330" draw:points="0,330 99,330 323,0">
          <text:p/>
        </draw:polyline>
        <draw:frame draw:style-name="gr17" draw:text-style-name="P9" draw:layer="layout" svg:width="1.154cm" svg:height="0.239cm" svg:x="7.675cm" svg:y="1.459cm">
          <draw:text-box>
            <text:p text:style-name="P8"><text:span text:style-name="T1">BRAM </text:span><text:span text:style-name="T2">0.8%</text:span></text:p>
          </draw:text-box>
        </draw:frame>
        <draw:polyline draw:style-name="gr9" draw:text-style-name="P7" draw:layer="layout" svg:width="0.902cm" svg:height="0.075cm" draw:transform="rotate (-3.14159265358979) translate (7.88575214700022cm 1.51997509336001cm)" svg:viewBox="0 0 903 76" draw:points="0,76 304,76 903,0">
          <text:p/>
        </draw:polyline>
        <draw:frame draw:style-name="gr18" draw:text-style-name="P9" draw:layer="layout" svg:width="0.976cm" svg:height="0.257cm" svg:x="7.808cm" svg:y="2.084cm">
          <draw:text-box>
            <text:p text:style-name="P8"><text:span text:style-name="T1">DSP </text:span><text:span text:style-name="T2">2.0%</text:span></text:p>
          </draw:text-box>
        </draw:frame>
        <draw:polyline draw:style-name="gr9" draw:text-style-name="P7" draw:layer="layout" svg:width="0.845cm" svg:height="0.629cm" svg:x="7.04cm" svg:y="1.703cm" svg:viewBox="0 0 846 630" draw:points="846,630 472,630 0,0">
          <text:p/>
        </draw:polyline>
        <draw:path draw:style-name="gr10" draw:text-style-name="P10" draw:layer="layout" svg:width="0.024cm" svg:height="0.024cm" svg:x="7.03cm" svg:y="1.691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973cm" svg:y="1.507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879cm" svg:y="1.508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756cm" svg:y="1.417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584cm" svg:y="1.378cm" svg:viewBox="0 0 25 25" svg:d="M25 12c0-6-6-12-13-12-6 0-12 6-12 12 0 7 6 13 12 13 7 0 13-6 13-13z">
          <text:p/>
        </draw:path>
        <draw:path draw:style-name="gr10" draw:text-style-name="P10" draw:layer="layout" svg:width="0.024cm" svg:height="0.024cm" svg:x="6.19cm" svg:y="1.416cm" svg:viewBox="0 0 25 25" svg:d="M25 12c0-6-6-12-13-12-6 0-12 6-12 12 0 7 6 13 12 13 7 0 13-6 13-13z">
          <text:p/>
        </draw:path>
        <draw:frame draw:style-name="gr19" draw:text-style-name="P14" draw:layer="layout" svg:width="3.829cm" svg:height="0.319cm" svg:x="4.826cm" svg:y="0.035cm">
          <draw:text-box>
            <text:p text:style-name="P13"><text:span text:style-name="T3">b) </text:span><text:span text:style-name="T3">Floati</text:span><text:span text:style-name="T3">ng-</text:span><text:span text:style-name="T3">point </text:span><text:span text:style-name="T3">Logi</text:span><text:span text:style-name="T3">COR</text:span><text:span text:style-name="T3">E IP</text:span></text:p>
          </draw:text-box>
        </draw:frame>
        <draw:path draw:style-name="gr20" draw:text-style-name="P22" draw:layer="layout" svg:width="0.223cm" svg:height="1.278cm" svg:x="1.803cm" svg:y="6.133cm" svg:viewBox="0 0 224 1279" svg:d="M0 0c75 0 150 7 224 20l-224 1259z">
          <text:p/>
        </draw:path>
        <draw:path draw:style-name="gr21" draw:text-style-name="P23" draw:layer="layout" svg:width="0.413cm" svg:height="1.258cm" svg:x="1.803cm" svg:y="6.152cm" svg:viewBox="0 0 414 1259" svg:d="M224 0c64 11 128 28 190 49l-414 1210z">
          <text:p/>
        </draw:path>
        <draw:path draw:style-name="gr22" draw:text-style-name="P24" draw:layer="layout" svg:width="0.539cm" svg:height="1.209cm" svg:x="1.803cm" svg:y="6.201cm" svg:viewBox="0 0 540 1210" svg:d="M414 0c43 15 85 32 126 51l-540 1159z">
          <text:p/>
        </draw:path>
        <draw:path draw:style-name="gr20" draw:text-style-name="P22" draw:layer="layout" svg:width="0.589cm" svg:height="1.159cm" svg:x="1.803cm" svg:y="6.252cm" svg:viewBox="0 0 590 1160" svg:d="M540 0c17 8 33 16 50 25l-590 1135z">
          <text:p/>
        </draw:path>
        <draw:path draw:style-name="gr21" draw:text-style-name="P23" draw:layer="layout" svg:width="0.714cm" svg:height="1.134cm" svg:x="1.803cm" svg:y="6.277cm" svg:viewBox="0 0 715 1135" svg:d="M590 0c43 22 84 47 125 74l-715 1061z">
          <text:p/>
        </draw:path>
        <draw:path draw:style-name="gr23" draw:text-style-name="P25" draw:layer="layout" svg:width="0.67cm" svg:height="1.278cm" svg:x="1.132cm" svg:y="6.133cm" svg:viewBox="0 0 671 1279" svg:d="M0 190c202-124 434-190 671-190v1279z">
          <text:p/>
        </draw:path>
        <draw:path draw:style-name="gr24" draw:text-style-name="P26" draw:layer="layout" svg:width="2.557cm" svg:height="2.367cm" svg:x="0.525cm" svg:y="6.323cm" svg:viewBox="0 0 2558 2368" svg:d="M1994 28c470 317 676 906 505 1447s-678 904-1245 893c-568-12-1060-395-1209-943-149-547 80-1127 563-1425l671 1089z">
          <text:p/>
        </draw:path>
        <draw:path draw:style-name="gr7" draw:text-style-name="P27" draw:layer="layout" svg:width="0.223cm" svg:height="1.278cm" svg:x="1.803cm" svg:y="6.133cm" svg:viewBox="0 0 224 1279" svg:d="M0 1279v-1279c75 0 150 7 224 20">
          <text:p/>
        </draw:path>
        <draw:path draw:style-name="gr7" draw:text-style-name="P27" draw:layer="layout" svg:width="0.413cm" svg:height="1.258cm" svg:x="1.803cm" svg:y="6.152cm" svg:viewBox="0 0 414 1259" svg:d="M0 1259l224-1259c64 11 128 28 190 49">
          <text:p/>
        </draw:path>
        <draw:path draw:style-name="gr7" draw:text-style-name="P27" draw:layer="layout" svg:width="0.539cm" svg:height="1.209cm" svg:x="1.803cm" svg:y="6.201cm" svg:viewBox="0 0 540 1210" svg:d="M0 1210l414-1210c43 15 85 32 126 51">
          <text:p/>
        </draw:path>
        <draw:path draw:style-name="gr7" draw:text-style-name="P27" draw:layer="layout" svg:width="0.589cm" svg:height="1.159cm" svg:x="1.803cm" svg:y="6.252cm" svg:viewBox="0 0 590 1160" svg:d="M0 1160l540-1160c17 8 33 16 50 25">
          <text:p/>
        </draw:path>
        <draw:path draw:style-name="gr7" draw:text-style-name="P27" draw:layer="layout" svg:width="0.714cm" svg:height="1.134cm" svg:x="1.803cm" svg:y="6.277cm" svg:viewBox="0 0 715 1135" svg:d="M0 1135l590-1135c43 22 84 47 125 74">
          <text:p/>
        </draw:path>
        <draw:path draw:style-name="gr7" draw:text-style-name="P27" draw:layer="layout" svg:width="2.557cm" svg:height="2.367cm" svg:x="0.525cm" svg:y="6.323cm" svg:viewBox="0 0 2558 2368" svg:d="M1279 1089l715-1061c470 317 676 906 505 1447s-678 904-1245 893c-568-12-1060-395-1209-943-149-547 80-1127 563-1425">
          <text:p/>
        </draw:path>
        <draw:path draw:style-name="gr7" draw:text-style-name="P27" draw:layer="layout" svg:width="0.67cm" svg:height="1.278cm" svg:x="1.132cm" svg:y="6.133cm" svg:viewBox="0 0 671 1279" svg:d="M671 1279l-671-1089c202-124 434-190 671-190">
          <text:p/>
        </draw:path>
        <draw:path draw:style-name="gr25" draw:text-style-name="P28" draw:layer="layout" svg:width="0.016cm" svg:height="0.016cm" svg:x="1.506cm" svg:y="6.188cm" svg:viewBox="0 0 17 17" svg:d="M17 8c0-4-4-8-9-8-4 0-8 4-8 8 0 5 4 9 8 9 5 0 9-4 9-9z">
          <text:p/>
        </draw:path>
        <draw:path draw:style-name="gr25" draw:text-style-name="P28" draw:layer="layout" svg:width="0.016cm" svg:height="0.016cm" svg:x="1.902cm" svg:y="6.193cm" svg:viewBox="0 0 17 17" svg:d="M17 8c0-4-4-8-8-8-5 0-9 4-9 8 0 5 4 9 9 9 4 0 8-4 8-9z">
          <text:p/>
        </draw:path>
        <draw:path draw:style-name="gr25" draw:text-style-name="P28" draw:layer="layout" svg:width="0.016cm" svg:height="0.016cm" svg:x="2.099cm" svg:y="6.227cm" svg:viewBox="0 0 17 17" svg:d="M17 9c0-5-4-9-9-9-4 0-8 4-8 9 0 4 4 8 8 8 5 0 9-4 9-8z">
          <text:p/>
        </draw:path>
        <draw:path draw:style-name="gr25" draw:text-style-name="P28" draw:layer="layout" svg:width="0.016cm" svg:height="0.016cm" svg:x="2.248cm" svg:y="6.276cm" svg:viewBox="0 0 17 17" svg:d="M17 8c0-4-4-8-9-8-4 0-8 4-8 8 0 5 4 9 8 9 5 0 9-4 9-9z">
          <text:p/>
        </draw:path>
        <draw:path draw:style-name="gr25" draw:text-style-name="P28" draw:layer="layout" svg:width="0.016cm" svg:height="0.016cm" svg:x="2.332cm" svg:y="6.313cm" svg:viewBox="0 0 17 17" svg:d="M17 9c0-5-4-9-9-9-4 0-8 4-8 9 0 4 4 8 8 8 5 0 9-4 9-8z">
          <text:p/>
        </draw:path>
        <draw:path draw:style-name="gr25" draw:text-style-name="P28" draw:layer="layout" svg:width="0.016cm" svg:height="0.016cm" svg:x="2.424cm" svg:y="6.359cm" svg:viewBox="0 0 17 17" svg:d="M17 8c0-4-4-8-9-8-4 0-8 4-8 8 0 5 4 9 8 9 5 0 9-4 9-9z">
          <text:p/>
        </draw:path>
        <draw:polygon draw:style-name="gr1" draw:text-style-name="P15" draw:layer="layout" svg:width="3.638cm" svg:height="2.877cm" svg:x="-0.02cm" svg:y="5.967cm" svg:viewBox="0 0 3639 2878" draw:points="0,0 3639,0 3639,2878 0,2878">
          <text:p/>
        </draw:polygon>
        <draw:polygon draw:style-name="gr1" draw:text-style-name="P1" draw:layer="layout" svg:width="3.591cm" svg:height="2.839cm" svg:x="0.02cm" svg:y="5.948cm" svg:viewBox="0 0 3592 2840" draw:points="0,0 3592,0 3592,2840 0,2840">
          <text:p/>
        </draw:polygon>
        <draw:frame draw:style-name="gr8" draw:text-style-name="P9" draw:layer="layout" svg:width="0.815cm" svg:height="0.239cm" svg:x="0.162cm" svg:y="5.95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0.162cm" svg:y="6.192cm" svg:viewBox="0 0 1352 0" draw:points="0,0 339,0 1352,0">
          <text:p/>
        </draw:polyline>
        <draw:frame draw:style-name="gr11" draw:text-style-name="P12" draw:layer="layout" svg:width="0.485cm" svg:height="0.239cm" svg:x="0.162cm" svg:y="6.251cm">
          <draw:text-box>
            <text:p text:style-name="P11"><text:span text:style-name="T2">8.8%</text:span></text:p>
          </draw:text-box>
        </draw:frame>
        <draw:frame draw:style-name="gr12" draw:text-style-name="P9" draw:layer="layout" svg:width="0.447cm" svg:height="0.239cm" svg:x="0.162cm" svg:y="8.295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62cm" svg:y="8.538cm" svg:viewBox="0 0 1328 0" draw:points="0,0 339,0 1328,0">
          <text:p/>
        </draw:polyline>
        <draw:path draw:style-name="gr10" draw:text-style-name="P10" draw:layer="layout" svg:width="0.024cm" svg:height="0.024cm" svg:x="1.478cm" svg:y="8.526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0.162cm" svg:y="8.597cm">
          <draw:text-box>
            <text:p text:style-name="P11"><text:span text:style-name="T2">81.8%</text:span></text:p>
          </draw:text-box>
        </draw:frame>
        <draw:frame draw:style-name="gr14" draw:text-style-name="P9" draw:layer="layout" svg:width="1.32cm" svg:height="0.305cm" svg:x="0.147cm" svg:y="5.447cm">
          <draw:text-box>
            <text:p text:style-name="P8"><text:span text:style-name="T1">Clocks </text:span><text:span text:style-name="T2">2.8%</text:span></text:p>
          </draw:text-box>
        </draw:frame>
        <draw:polyline draw:style-name="gr9" draw:text-style-name="P7" draw:layer="layout" svg:width="0.492cm" svg:height="0.619cm" draw:transform="rotate (-3.14159265358979) translate (1.91011496534618cm 6.19341196777228cm)" svg:viewBox="0 0 493 620" draw:points="493,620 386,620 0,0">
          <text:p/>
        </draw:polyline>
        <draw:frame draw:style-name="gr15" draw:text-style-name="P9" draw:layer="layout" svg:width="1.239cm" svg:height="0.239cm" svg:x="2.424cm" svg:y="5.462cm">
          <draw:text-box>
            <text:p text:style-name="P8"><text:span text:style-name="T1">Si</text:span><text:span text:style-name="T1">gn</text:span><text:span text:style-name="T1">als </text:span><text:span text:style-name="T2">2.4</text:span><text:span text:style-name="T2">%</text:span></text:p>
          </draw:text-box>
        </draw:frame>
        <draw:polyline draw:style-name="gr9" draw:text-style-name="P7" draw:layer="layout" svg:width="0.253cm" svg:height="0.653cm" draw:transform="rotate (-3.14159265358979) translate (2.36094688210773cm 6.22660268677722cm)" svg:viewBox="0 0 254 654" draw:points="0,654 65,654 254,0">
          <text:p/>
        </draw:polyline>
        <draw:frame draw:style-name="gr16" draw:text-style-name="P9" draw:layer="layout" svg:width="1.166cm" svg:height="0.315cm" svg:x="2.591cm" svg:y="5.828cm">
          <draw:text-box>
            <text:p text:style-name="P8"><text:span text:style-name="T1">Logi</text:span><text:span text:style-name="T1">c </text:span><text:span text:style-name="T2">1.7%</text:span></text:p>
          </draw:text-box>
        </draw:frame>
        <draw:polyline draw:style-name="gr9" draw:text-style-name="P7" draw:layer="layout" svg:width="0.274cm" svg:height="0.32cm" draw:transform="rotate (-3.14159265358979) translate (2.52293120695578cm 6.27606156308519cm)" svg:viewBox="0 0 275 321" draw:points="0,321 84,321 275,0">
          <text:p/>
        </draw:polyline>
        <draw:frame draw:style-name="gr17" draw:text-style-name="P9" draw:layer="layout" svg:width="1.154cm" svg:height="0.239cm" svg:x="2.984cm" svg:y="6.224cm">
          <draw:text-box>
            <text:p text:style-name="P8"><text:span text:style-name="T1">BR</text:span><text:span text:style-name="T1">A</text:span><text:span text:style-name="T1">M </text:span><text:span text:style-name="T2">0.7</text:span><text:span text:style-name="T2">%</text:span></text:p>
          </draw:text-box>
        </draw:frame>
        <draw:polyline draw:style-name="gr9" draw:text-style-name="P7" draw:layer="layout" svg:width="0.851cm" svg:height="0.113cm" draw:transform="rotate (-3.14159265358979) translate (3.1947661453424cm 6.32296264004002cm)" svg:viewBox="0 0 852 114" draw:points="0,114 287,114 852,0">
          <text:p/>
        </draw:polyline>
        <draw:frame draw:style-name="gr18" draw:text-style-name="P9" draw:layer="layout" svg:width="0.976cm" svg:height="0.257cm" svg:x="3.117cm" svg:y="6.849cm">
          <draw:text-box>
            <text:p text:style-name="P8"><text:span text:style-name="T1">DSP </text:span><text:span text:style-name="T2">1.8%</text:span></text:p>
          </draw:text-box>
        </draw:frame>
        <draw:polyline draw:style-name="gr9" draw:text-style-name="P7" draw:layer="layout" svg:width="0.761cm" svg:height="0.73cm" svg:x="2.433cm" svg:y="6.367cm" svg:viewBox="0 0 762 731" draw:points="762,731 425,731 0,0">
          <text:p/>
        </draw:polyline>
        <draw:frame draw:style-name="gr19" draw:text-style-name="P14" draw:layer="layout" svg:width="3.837cm" svg:height="0.319cm" svg:x="0.15cm" svg:y="4.7cm">
          <draw:text-box>
            <text:p text:style-name="P13"><text:span text:style-name="T3">c</text:span><text:span text:style-name="T3">)</text:span><text:span text:style-name="T3"> </text:span><text:span text:style-name="T3">H</text:span><text:span text:style-name="T3">y</text:span><text:span text:style-name="T3">b</text:span><text:span text:style-name="T3">r</text:span><text:span text:style-name="T3">i</text:span><text:span text:style-name="T3">d</text:span><text:span text:style-name="T3"> </text:span><text:span text:style-name="T3">c</text:span><text:span text:style-name="T3">u</text:span><text:span text:style-name="T3">s</text:span><text:span text:style-name="T3">t</text:span><text:span text:style-name="T3">o</text:span><text:span text:style-name="T3">m</text:span><text:span text:style-name="T3"> </text:span><text:span text:style-name="T3">f</text:span><text:span text:style-name="T3">l</text:span><text:span text:style-name="T3">o</text:span><text:span text:style-name="T3">a</text:span><text:span text:style-name="T3">t</text:span><text:span text:style-name="T3">i</text:span><text:span text:style-name="T3">n</text:span><text:span text:style-name="T3">g</text:span><text:span text:style-name="T3">-</text:span><text:span text:style-name="T3">p</text:span><text:span text:style-name="T3">o</text:span><text:span text:style-name="T3">i</text:span><text:span text:style-name="T3">n</text:span><text:span text:style-name="T3">t</text:span></text:p>
          </draw:text-box>
        </draw:frame>
        <draw:path draw:style-name="gr20" draw:text-style-name="P22" draw:layer="layout" svg:width="0.183cm" svg:height="1.257cm" svg:x="6.456cm" svg:y="6.138cm" svg:viewBox="0 0 184 1258" svg:d="M0 0c61 0 123 4 184 13l-184 1245z">
          <text:p/>
        </draw:path>
        <draw:path draw:style-name="gr21" draw:text-style-name="P23" draw:layer="layout" svg:width="0.491cm" svg:height="1.243cm" svg:x="6.456cm" svg:y="6.151cm" svg:viewBox="0 0 492 1244" svg:d="M184 0c106 16 210 45 308 87l-492 1157z">
          <text:p/>
        </draw:path>
        <draw:path draw:style-name="gr22" draw:text-style-name="P24" draw:layer="layout" svg:width="0.607cm" svg:height="1.156cm" svg:x="6.456cm" svg:y="6.238cm" svg:viewBox="0 0 608 1157" svg:d="M492 0c40 17 78 36 116 56l-608 1101z">
          <text:p/>
        </draw:path>
        <draw:path draw:style-name="gr20" draw:text-style-name="P22" draw:layer="layout" svg:width="0.633cm" svg:height="1.1cm" svg:x="6.456cm" svg:y="6.295cm" svg:viewBox="0 0 634 1101" svg:d="M608 0c9 5 17 10 26 15l-634 1086z">
          <text:p/>
        </draw:path>
        <draw:path draw:style-name="gr21" draw:text-style-name="P23" draw:layer="layout" svg:width="1.045cm" svg:height="1.085cm" svg:x="6.456cm" svg:y="6.31cm" svg:viewBox="0 0 1046 1086" svg:d="M634 0c165 96 306 229 412 387l-1046 699z">
          <text:p/>
        </draw:path>
        <draw:path draw:style-name="gr23" draw:text-style-name="P25" draw:layer="layout" svg:width="0.618cm" svg:height="1.257cm" svg:x="5.837cm" svg:y="6.138cm" svg:viewBox="0 0 619 1258" svg:d="M0 163c189-107 402-163 619-163v1258z">
          <text:p/>
        </draw:path>
        <draw:path draw:style-name="gr24" draw:text-style-name="P26" draw:layer="layout" svg:width="2.514cm" svg:height="2.351cm" svg:x="5.199cm" svg:y="6.301cm" svg:viewBox="0 0 2515 2352" svg:d="M2303 396c287 430 282 992-13 1417-295 424-820 624-1323 505-504-120-882-535-955-1047-72-512 176-1016 626-1271l620 1095z">
          <text:p/>
        </draw:path>
        <draw:path draw:style-name="gr7" draw:text-style-name="P27" draw:layer="layout" svg:width="0.183cm" svg:height="1.257cm" svg:x="6.456cm" svg:y="6.138cm" svg:viewBox="0 0 184 1258" svg:d="M0 1258v-1258c61 0 123 4 184 13">
          <text:p/>
        </draw:path>
        <draw:path draw:style-name="gr7" draw:text-style-name="P27" draw:layer="layout" svg:width="0.491cm" svg:height="1.243cm" svg:x="6.456cm" svg:y="6.151cm" svg:viewBox="0 0 492 1244" svg:d="M0 1244l184-1244c106 16 210 45 308 87">
          <text:p/>
        </draw:path>
        <draw:path draw:style-name="gr7" draw:text-style-name="P27" draw:layer="layout" svg:width="0.607cm" svg:height="1.156cm" svg:x="6.456cm" svg:y="6.238cm" svg:viewBox="0 0 608 1157" svg:d="M0 1157l492-1157c40 17 78 36 116 56">
          <text:p/>
        </draw:path>
        <draw:path draw:style-name="gr7" draw:text-style-name="P27" draw:layer="layout" svg:width="0.633cm" svg:height="1.1cm" svg:x="6.456cm" svg:y="6.295cm" svg:viewBox="0 0 634 1101" svg:d="M0 1101l608-1101c9 5 17 10 26 15">
          <text:p/>
        </draw:path>
        <draw:path draw:style-name="gr7" draw:text-style-name="P27" draw:layer="layout" svg:width="1.045cm" svg:height="1.085cm" svg:x="6.456cm" svg:y="6.31cm" svg:viewBox="0 0 1046 1086" svg:d="M0 1086l634-1086c165 96 306 229 412 387">
          <text:p/>
        </draw:path>
        <draw:path draw:style-name="gr7" draw:text-style-name="P27" draw:layer="layout" svg:width="2.514cm" svg:height="2.351cm" svg:x="5.199cm" svg:y="6.301cm" svg:viewBox="0 0 2515 2352" svg:d="M1258 1095l1045-699c287 430 282 992-13 1417-295 424-820 624-1323 505-504-120-882-535-955-1047-72-512 176-1016 626-1271">
          <text:p/>
        </draw:path>
        <draw:path draw:style-name="gr7" draw:text-style-name="P27" draw:layer="layout" svg:width="0.618cm" svg:height="1.257cm" svg:x="5.837cm" svg:y="6.138cm" svg:viewBox="0 0 619 1258" svg:d="M619 1258l-619-1095c189-107 402-163 619-163">
          <text:p/>
        </draw:path>
        <draw:path draw:style-name="gr25" draw:text-style-name="P28" draw:layer="layout" svg:width="0.016cm" svg:height="0.016cm" svg:x="6.971cm" svg:y="6.313cm" svg:viewBox="0 0 17 17" svg:d="M17 8c0-4-4-8-9-8-4 0-8 4-8 8 0 5 4 9 8 9 5 0 9-4 9-9z">
          <text:p/>
        </draw:path>
        <draw:polygon draw:style-name="gr1" draw:text-style-name="P1" draw:layer="layout" svg:width="3.591cm" svg:height="2.839cm" svg:x="4.7cm" svg:y="5.975cm" svg:viewBox="0 0 3592 2840" draw:points="0,0 3592,0 3592,2840 0,2840">
          <text:p/>
        </draw:polygon>
        <draw:frame draw:style-name="gr8" draw:text-style-name="P9" draw:layer="layout" svg:width="0.815cm" svg:height="0.239cm" svg:x="4.842cm" svg:y="5.977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4.842cm" svg:y="6.219cm" svg:viewBox="0 0 1352 0" draw:points="0,0 339,0 1352,0">
          <text:p/>
        </draw:polyline>
        <draw:frame draw:style-name="gr11" draw:text-style-name="P12" draw:layer="layout" svg:width="0.485cm" svg:height="0.239cm" svg:x="4.842cm" svg:y="6.278cm">
          <draw:text-box>
            <text:p text:style-name="P11"><text:span text:style-name="T2">8.2%</text:span></text:p>
          </draw:text-box>
        </draw:frame>
        <draw:frame draw:style-name="gr12" draw:text-style-name="P9" draw:layer="layout" svg:width="0.447cm" svg:height="0.239cm" svg:x="4.842cm" svg:y="8.322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842cm" svg:y="8.565cm" svg:viewBox="0 0 1328 0" draw:points="0,0 339,0 1328,0">
          <text:p/>
        </draw:polyline>
        <draw:frame draw:style-name="gr13" draw:text-style-name="P12" draw:layer="layout" svg:width="0.603cm" svg:height="0.239cm" svg:x="4.842cm" svg:y="8.624cm">
          <draw:text-box>
            <text:p text:style-name="P11"><text:span text:style-name="T2">76.2%</text:span></text:p>
          </draw:text-box>
        </draw:frame>
        <draw:frame draw:style-name="gr14" draw:text-style-name="P9" draw:layer="layout" svg:width="1.32cm" svg:height="0.305cm" svg:x="4.827cm" svg:y="5.474cm">
          <draw:text-box>
            <text:p text:style-name="P8"><text:span text:style-name="T1">Clocks </text:span><text:span text:style-name="T2">2.3%</text:span></text:p>
          </draw:text-box>
        </draw:frame>
        <draw:polyline draw:style-name="gr9" draw:text-style-name="P7" draw:layer="layout" svg:width="0.447cm" svg:height="0.613cm" draw:transform="rotate (-3.14159265358979) translate (6.54510447155191cm 6.21440795695802cm)" svg:viewBox="0 0 448 614" draw:points="448,614 351,614 0,0">
          <text:p/>
        </draw:polyline>
        <draw:frame draw:style-name="gr15" draw:text-style-name="P9" draw:layer="layout" svg:width="1.239cm" svg:height="0.239cm" svg:x="7.24cm" svg:y="5.489cm">
          <draw:text-box>
            <text:p text:style-name="P8"><text:span text:style-name="T1">Signals </text:span><text:span text:style-name="T2">4.1%</text:span></text:p>
          </draw:text-box>
        </draw:frame>
        <draw:polyline draw:style-name="gr9" draw:text-style-name="P7" draw:layer="layout" svg:width="0.363cm" svg:height="0.637cm" draw:transform="rotate (-3.14159265358979) translate (7.11292387829612cm 6.23761240697839cm)" svg:viewBox="0 0 364 638" draw:points="0,638 93,638 364,0">
          <text:p/>
        </draw:polyline>
        <draw:frame draw:style-name="gr16" draw:text-style-name="P9" draw:layer="layout" svg:width="1.166cm" svg:height="0.315cm" svg:x="7.471cm" svg:y="5.855cm">
          <draw:text-box>
            <text:p text:style-name="P8"><text:span text:style-name="T1">Logic </text:span><text:span text:style-name="T2">1.6%</text:span></text:p>
          </draw:text-box>
        </draw:frame>
        <draw:polyline draw:style-name="gr9" draw:text-style-name="P7" draw:layer="layout" svg:width="0.378cm" svg:height="0.33cm" draw:transform="rotate (-3.14159265358979) translate (7.36690519067724cm 6.31306348093831cm)" svg:viewBox="0 0 379 331" draw:points="0,331 116,331 379,0">
          <text:p/>
        </draw:polyline>
        <draw:frame draw:style-name="gr17" draw:text-style-name="P9" draw:layer="layout" svg:width="1.154cm" svg:height="0.239cm" svg:x="7.664cm" svg:y="6.251cm">
          <draw:text-box>
            <text:p text:style-name="P8"><text:span text:style-name="T1">BRAM </text:span><text:span text:style-name="T2">0.4%</text:span></text:p>
          </draw:text-box>
        </draw:frame>
        <draw:polyline draw:style-name="gr9" draw:text-style-name="P7" draw:layer="layout" svg:width="0.81cm" svg:height="0.076cm" draw:transform="rotate (-3.14159265358979) translate (7.87477739891161cm 6.31297476564107cm)" svg:viewBox="0 0 811 77" draw:points="0,77 273,77 811,0">
          <text:p/>
        </draw:polyline>
        <draw:frame draw:style-name="gr18" draw:text-style-name="P9" draw:layer="layout" svg:width="0.976cm" svg:height="0.257cm" svg:x="7.797cm" svg:y="6.876cm">
          <draw:text-box>
            <text:p text:style-name="P8"><text:span text:style-name="T1">DSP </text:span><text:span text:style-name="T2">7.2%</text:span></text:p>
          </draw:text-box>
        </draw:frame>
        <draw:polyline draw:style-name="gr9" draw:text-style-name="P7" draw:layer="layout" svg:width="0.633cm" svg:height="0.564cm" svg:x="7.241cm" svg:y="6.56cm" svg:viewBox="0 0 634 565" draw:points="634,565 353,565 0,0">
          <text:p/>
        </draw:polyline>
        <draw:frame draw:style-name="gr19" draw:text-style-name="P14" draw:layer="layout" svg:width="2.601cm" svg:height="0.319cm" svg:x="4.643cm" svg:y="4.647cm">
          <draw:text-box>
            <text:p text:style-name="P13"><text:span text:style-name="T3">d) 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i</text:span><text:span text:style-name="T3">c</text:span></text:p>
          </draw:text-box>
        </draw:frame>
        <draw:frame draw:style-name="gr18" draw:text-style-name="P9" draw:layer="layout" svg:width="1.327cm" svg:height="0.257cm" svg:x="2.694cm" svg:y="3.638cm">
          <draw:text-box>
            <text:p text:style-name="P8"><text:span text:style-name="T1">Total </text:span><text:span text:style-name="T2">1.864 </text:span><text:span text:style-name="T2">W</text:span></text:p>
          </draw:text-box>
        </draw:frame>
        <draw:frame draw:style-name="gr18" draw:text-style-name="P9" draw:layer="layout" svg:width="1.327cm" svg:height="0.257cm" svg:x="7.395cm" svg:y="3.639cm">
          <draw:text-box>
            <text:p text:style-name="P8"><text:span text:style-name="T1">Total </text:span><text:span text:style-name="T2">1.70</text:span><text:span text:style-name="T2">5 W</text:span></text:p>
          </draw:text-box>
        </draw:frame>
        <draw:frame draw:style-name="gr18" draw:text-style-name="P9" draw:layer="layout" svg:width="1.327cm" svg:height="0.257cm" svg:x="7.396cm" svg:y="8.34cm">
          <draw:text-box>
            <text:p text:style-name="P8"><text:span text:style-name="T1">Total </text:span><text:span text:style-name="T2">1.689 </text:span><text:span text:style-name="T2">W</text:span></text:p>
          </draw:text-box>
        </draw:frame>
        <draw:frame draw:style-name="gr18" draw:text-style-name="P9" draw:layer="layout" svg:width="1.09cm" svg:height="0.257cm" svg:x="2.797cm" svg:y="8.341cm">
          <draw:text-box>
            <text:p text:style-name="P8"><text:span text:style-name="T1">Tota</text:span><text:span text:style-name="T1">l </text:span><text:span text:style-name="T2">1.7 </text:span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7T22:01:01.919254296</dc:date>
    <meta:editing-duration>PT2H49S</meta:editing-duration>
    <meta:editing-cycles>11</meta:editing-cycles>
    <meta:generator>LibreOffice/6.2.8.2$Linux_X86_64 LibreOffice_project/20$Build-2</meta:generator>
    <meta:document-statistic meta:object-count="156"/>
  </office:meta>
</office:document-meta>
</file>